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verage1" svg:font-family="Average"/>
    <style:font-face style:name="Oswald" svg:font-family="Oswald"/>
    <style:font-face style:name="Arial" svg:font-family="Arial" style:font-pitch="variable"/>
    <style:font-face style:name="Average" svg:font-family="Average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achlieli CLM1" svg:font-family="'Nachlieli CLM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rl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6" style:family="paragraph">
      <style:paragraph-properties fo:margin-left="0cm" fo:margin-right="0cm" fo:margin-top="0cm" fo:margin-bottom="0cm" fo:line-height="100%" fo:text-align="end" fo:text-indent="0cm" style:writing-mode="rl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8" style:family="paragraph">
      <style:paragraph-properties fo:margin-left="1.27cm" fo:margin-right="0cm" fo:margin-top="0cm" fo:margin-bottom="0.564cm" fo:line-height="100%" fo:text-align="end" fo:text-indent="-0.634cm" style:writing-mode="rl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1.27cm" fo:margin-right="0cm" fo:margin-top="0cm" fo:margin-bottom="0.564cm" fo:line-height="100%" fo:text-align="start" fo:text-indent="-0.634cm" style:writing-mode="rl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cm" fo:margin-bottom="0.564cm" fo:line-height="100%" fo:text-align="start" fo:text-indent="0cm" style:writing-mode="rl-tb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swald" fo:font-size="48pt" fo:letter-spacing="normal" fo:font-style="normal" style:text-underline-style="none" fo:font-weight="normal" style:font-name-asian="Oswald" style:font-size-asian="48pt" style:font-style-asian="normal" style:font-weight-asian="normal" style:font-name-complex="Oswald" style:font-size-complex="48pt" style:font-style-complex="normal" style:font-weight-complex="normal"/>
    </style:style>
    <style:style style:name="T2" style:family="text">
      <style:text-properties fo:font-variant="normal" fo:text-transform="none" fo:color="#cacaca" style:text-line-through-style="none" style:text-line-through-type="none" style:text-position="0% 100%" style:font-name="Average1" fo:font-size="21pt" fo:letter-spacing="normal" fo:font-style="normal" style:text-underline-style="none" fo:font-weight="normal" style:font-name-asian="Average1" style:font-size-asian="21pt" style:font-style-asian="normal" style:font-weight-asian="normal" style:font-name-complex="Average1" style:font-size-complex="21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Oswald" fo:font-size="30pt" fo:letter-spacing="normal" fo:font-style="normal" style:text-underline-style="none" fo:font-weight="normal" style:font-name-asian="Oswald" style:font-size-asian="30pt" style:font-style-asian="normal" style:font-weight-asian="normal" style:font-name-complex="Oswald" style:font-size-complex="30pt" style:font-style-complex="normal" style:font-weight-complex="normal"/>
    </style:style>
    <style:style style:name="T4" style:family="text">
      <style:text-properties fo:font-variant="normal" fo:text-transform="none" fo:color="#cacaca" style:text-line-through-style="none" style:text-line-through-type="none" style:text-position="0% 100%" style:font-name="Average1" fo:font-size="18pt" fo:letter-spacing="normal" fo:font-style="normal" style:text-underline-style="none" fo:font-weight="normal" style:font-name-asian="Average1" style:font-size-asian="18pt" style:font-style-asian="normal" style:font-weight-asian="normal" style:font-name-complex="Average1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cacac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cacaca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Shape 59" presentation:style-name="pr1" draw:text-style-name="P2" draw:layer="layout" svg:width="21.67cm" svg:height="4.805cm" svg:x="1.865cm" svg:y="2.752cm" presentation:class="title" presentation:user-transformed="true">
          <draw:text-box>
            <text:p text:style-name="P1"><text:span text:style-name="T1">דמוקרטיה ישירה</text:span><text:span text:style-name="T1"><text:line-break/></text:span><text:span text:style-name="T1">שיטת השלטון הבאה</text:span></text:p>
          </draw:text-box>
        </draw:frame>
        <draw:frame draw:name="Shape 60" presentation:style-name="pr2" draw:text-style-name="P4" draw:layer="layout" svg:width="21.67cm" svg:height="2.201cm" svg:x="1.865cm" svg:y="8.819cm" presentation:class="subtitle" presentation:user-transformed="true">
          <draw:text-box>
            <text:p text:style-name="P3"><text:span text:style-name="T2">Mark Veltzer</text:span></text:p>
            <text:p text:style-name="P3"><text:span text:style-name="T2">mark.veltzer@gmail.com</text:span></text:p>
          </draw:text-box>
        </draw:frame>
        <presentation:notes draw:style-name="dp2">
          <draw:page-thumbnail draw:name="Shape 56" draw:style-name="gr1" draw:layer="layout" svg:width="16.933cm" svg:height="9.524cm" svg:x="1.059cm" svg:y="1.905cm" draw:page-number="1" presentation:class="page"/>
          <draw:frame draw:name="Shape 57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מי אני?" draw:style-name="dp1" draw:master-page-name="Title_20_and_20_body" presentation:presentation-page-layout-name="AL2T1">
        <draw:frame draw:name="Shape 65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מי אני?</text:span></text:p>
          </draw:text-box>
        </draw:frame>
        <draw:frame draw:name="Shape 66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8"><text:span text:style-name="T4">מרק ולצר</text:span></text:p>
            <text:p text:style-name="P8"><text:span text:style-name="T4">הייתי בין אנשי הדמוקרטיה הישירה של פרה-</text:span><text:span text:style-name="T4">2011</text:span><text:span text:style-name="T4"> (התחלתי לעסוק בנושא ב-</text:span><text:span text:style-name="T4">2004</text:span><text:span text:style-name="T4">).</text:span></text:p>
            <text:p text:style-name="P8"><text:span text:style-name="T4">כתבתי את "שלטון ההמון" עם דוד אלכסנדר</text:span></text:p>
            <text:p text:style-name="P8"><text:span text:style-name="T4">ההשכלה שלי במדע המדינה היא לא פורמאלית (למזלי)</text:span></text:p>
            <text:p text:style-name="P8"><text:span text:style-name="T4">איש קוד פתוח וטכנולוגיה</text:span></text:p>
          </draw:text-box>
        </draw:frame>
        <presentation:notes draw:style-name="dp2">
          <draw:page-thumbnail draw:name="Shape 62" draw:style-name="gr1" draw:layer="layout" svg:width="16.932cm" svg:height="9.524cm" svg:x="1.059cm" svg:y="1.905cm" draw:page-number="2" presentation:class="page"/>
          <draw:frame draw:name="Shape 63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ראש פתוח" draw:style-name="dp1" draw:master-page-name="Title_20_and_20_body" presentation:presentation-page-layout-name="AL2T1">
        <draw:frame draw:name="Shape 71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1"><text:span text:style-name="T3">ראש פתוח</text:span></text:p>
          </draw:text-box>
        </draw:frame>
        <draw:frame draw:name="Shape 72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8"><text:span text:style-name="T4">אין לנו מושג איך לנהל חברות של מיליוני בני אדם</text:span></text:p>
            <text:p text:style-name="P8"><text:span text:style-name="T4">הפתרונות עד עכשיו היו באנאליים</text:span></text:p>
            <text:p text:style-name="P8"><text:span text:style-name="T4">קצב יכולת נסיונות של רעיונות חדשים הוא איטי עד כדי בלתי נסבל</text:span></text:p>
            <text:p text:style-name="P8"><text:span text:style-name="T4">יש מגרעות חמורות בשיטה הקיימת: חוסר שוויון קיצוני, שלטון מיעוט ולא רוב, חוסר יכולת קבלת החלטות</text:span></text:p>
            <text:p text:style-name="P8"><text:span text:style-name="T4">שיטת השלטון הנוכחית שלנו היא לא אינטואיטיבית, לא פשוטה ולא תוכננה על ידי אף אחד</text:span></text:p>
            <text:p text:style-name="P8"><text:span text:style-name="T4">פתרונות קשורים לסדרי גודל</text:span></text:p>
            <text:p text:style-name="P8"><text:span text:style-name="T4">מערכות מראות התנהגות ששונה ממרכיבייהן (מוזר, אך נכון)</text:span></text:p>
          </draw:text-box>
        </draw:frame>
        <presentation:notes draw:style-name="dp2">
          <draw:page-thumbnail draw:name="Shape 68" draw:style-name="gr1" draw:layer="layout" svg:width="16.932cm" svg:height="9.524cm" svg:x="1.059cm" svg:y="1.905cm" draw:page-number="3" presentation:class="page"/>
          <draw:frame draw:name="Shape 69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שיטות השלטון עד 200 השנה האחרונות" draw:style-name="dp1" draw:master-page-name="Title_20_and_20_body" presentation:presentation-page-layout-name="AL2T1">
        <draw:frame draw:name="Shape 77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1"><text:span text:style-name="T3">שיטות השלטון עד </text:span><text:span text:style-name="T3">200</text:span><text:span text:style-name="T3"> השנה האחרונות</text:span></text:p>
          </draw:text-box>
        </draw:frame>
        <draw:frame draw:name="Shape 78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8"><text:span text:style-name="T4">הן באנאליות לחלוטין</text:span></text:p>
            <text:p text:style-name="P8"><text:span text:style-name="T4">תואמות את הטבע האנושי בקבוצות קטנות</text:span></text:p>
            <text:p text:style-name="P8"><text:span text:style-name="T4">נוראות בקבוצות גדולות</text:span></text:p>
            <text:p text:style-name="P8"><text:span text:style-name="T4">אופיינו על ידי אלימות יוצאת דופן גם כלפי פנים וגם כלפי חוץ</text:span></text:p>
            <text:p text:style-name="P8"><text:span text:style-name="T4">דמוסייד: מושג ששווה להכיר</text:span></text:p>
          </draw:text-box>
        </draw:frame>
        <presentation:notes draw:style-name="dp2">
          <draw:page-thumbnail draw:name="Shape 74" draw:style-name="gr1" draw:layer="layout" svg:width="16.932cm" svg:height="9.524cm" svg:x="1.059cm" svg:y="1.905cm" draw:page-number="4" presentation:class="page"/>
          <draw:frame draw:name="Shape 75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איך הגענו לשיטת השלטון שלנו?" draw:style-name="dp1" draw:master-page-name="Title_20_and_20_body" presentation:presentation-page-layout-name="AL2T1">
        <draw:frame draw:name="Shape 83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איך הגענו לשיטת השלטון שלנו?</text:span></text:p>
          </draw:text-box>
        </draw:frame>
        <draw:frame draw:name="Shape 84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8"><text:span text:style-name="T4">למה דיקטטורות ומלוכות רעות לעסקים</text:span></text:p>
            <text:p text:style-name="P8"><text:span text:style-name="T4">מרד אנשי העסקים</text:span></text:p>
            <text:p text:style-name="P8"><text:span text:style-name="T4">זכויות יסוד להמון כשיירים של זכויות יסוד לאנשי העסקים</text:span></text:p>
            <text:p text:style-name="P8"><text:span text:style-name="T4">איך התבססה שיטת השלטון שלנו</text:span></text:p>
            <text:p text:style-name="P8"><text:span text:style-name="T4">אין לנו באמת מושג איך לנהל חברות של מיליוני בני אדם</text:span></text:p>
            <text:p text:style-name="P8"><text:span text:style-name="T4">שיטת השלטון שלנו נועדה בראש ובראשונה להחליש את השלטון המרכזי</text:span></text:p>
            <text:p text:style-name="P8"><text:span text:style-name="T4">זוהי גם בעיה מרכזית שלה</text:span></text:p>
          </draw:text-box>
        </draw:frame>
        <presentation:notes draw:style-name="dp2">
          <draw:page-thumbnail draw:name="Shape 80" draw:style-name="gr1" draw:layer="layout" svg:width="16.932cm" svg:height="9.524cm" svg:x="1.059cm" svg:y="1.905cm" draw:page-number="5" presentation:class="page"/>
          <draw:frame draw:name="Shape 81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הבעיות העיקריות בשיטה הקיימת" draw:style-name="dp1" draw:master-page-name="Title_20_and_20_body" presentation:presentation-page-layout-name="AL2T1">
        <draw:frame draw:name="Shape 89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הבעיות העיקריות בשיטה הקיימת</text:span></text:p>
          </draw:text-box>
        </draw:frame>
        <draw:frame draw:name="Shape 90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8"><text:span text:style-name="T4">בעיית הנציג</text:span></text:p>
            <text:p text:style-name="P8"><text:span text:style-name="T4">בעיית ההיררכיה</text:span></text:p>
            <text:p text:style-name="P8"><text:span text:style-name="T4">שילטון מיעוט</text:span></text:p>
            <text:p text:style-name="P8"><text:span text:style-name="T4">חוסר יכולת הכרעה</text:span></text:p>
            <text:p text:style-name="P8"><text:span text:style-name="T4">השלטון עוין את הציבור (תוצאה של הבעיות הקודמות)</text:span></text:p>
          </draw:text-box>
        </draw:frame>
        <presentation:notes draw:style-name="dp2">
          <draw:page-thumbnail draw:name="Shape 86" draw:style-name="gr1" draw:layer="layout" svg:width="16.932cm" svg:height="9.524cm" svg:x="1.059cm" svg:y="1.905cm" draw:page-number="6" presentation:class="page"/>
          <draw:frame draw:name="Shape 87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מה שיפרה השיטה הקיימת?" draw:style-name="dp1" draw:master-page-name="Title_20_and_20_body" presentation:presentation-page-layout-name="AL2T1">
        <draw:frame draw:name="Shape 95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מה שיפרה השיטה הקיימת?</text:span></text:p>
          </draw:text-box>
        </draw:frame>
        <draw:frame draw:name="Shape 96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8"><text:span text:style-name="T4">ממשלות לא הורגות את האזרחים שלהן (לפחות לא בכמויות מסחריות כמו פעם)</text:span></text:p>
            <text:p text:style-name="P10"><text:span text:style-name="T4">השלום הדמוקרטי</text:span></text:p>
            <text:p text:style-name="P10"><text:span text:style-name="T4">יש גם יתרונות אחרים, פחות חשובים, לפחות לטעמי:</text:span></text:p>
            <text:p text:style-name="P8"><text:span text:style-name="T4">שיח יותר פתוח</text:span></text:p>
            <text:p text:style-name="P8"><text:span text:style-name="T4">זכויות יסוד, שאינן הזכות לחיים, לפרט</text:span></text:p>
          </draw:text-box>
        </draw:frame>
        <presentation:notes draw:style-name="dp2">
          <draw:page-thumbnail draw:name="Shape 92" draw:style-name="gr1" draw:layer="layout" svg:width="16.932cm" svg:height="9.524cm" svg:x="1.059cm" svg:y="1.905cm" draw:page-number="7" presentation:class="page"/>
          <draw:frame draw:name="Shape 93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תראה לי ששיטת השילטון עויינת אותי!" draw:style-name="dp1" draw:master-page-name="Title_20_and_20_body" presentation:presentation-page-layout-name="AL2T1">
        <draw:frame draw:name="Shape 101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תראה לי ששיטת השילטון עויינת אותי!</text:span></text:p>
          </draw:text-box>
        </draw:frame>
        <draw:frame draw:name="Shape 102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8"><text:span text:style-name="T4">הרפורמות הגדולות עד היום: מונעות ציבור או מונעות שילטון?</text:span></text:p>
            <text:p text:style-name="P8"><text:span text:style-name="T4">שקיפות שילטונית: מונעת ציבור או מונעת שילטון?</text:span></text:p>
            <text:p text:style-name="P8"><text:span text:style-name="T4">זכות ההפגנה, למה היא חשובה לנו?</text:span></text:p>
            <text:p text:style-name="P8"><text:span text:style-name="T4">מי יותר לצידי: בית המשפט, ועדי העובדים, השרים, הקואליציה?</text:span></text:p>
            <text:p text:style-name="P8"><text:span text:style-name="T4">מיסים: למה אני משלם הרבה יותר מס מאינטל?</text:span></text:p>
            <text:p text:style-name="P8"><text:span text:style-name="T4"/></text:p>
            <text:p text:style-name="P8"><text:span text:style-name="T4">המסקנה, לצערינו, בלתי נמנעת...</text:span></text:p>
          </draw:text-box>
        </draw:frame>
        <presentation:notes draw:style-name="dp2">
          <draw:page-thumbnail draw:name="Shape 98" draw:style-name="gr1" draw:layer="layout" svg:width="16.932cm" svg:height="9.524cm" svg:x="1.059cm" svg:y="1.905cm" draw:page-number="8" presentation:class="page"/>
          <draw:frame draw:name="Shape 99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הקרע הגדול בין ימין לשמאל" draw:style-name="dp1" draw:master-page-name="Title_20_and_20_body" presentation:presentation-page-layout-name="AL2T1">
        <draw:frame draw:name="Shape 107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הקרע הגדול בין ימין לשמאל</text:span></text:p>
          </draw:text-box>
        </draw:frame>
        <draw:frame draw:name="Shape 108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11"><text:span text:style-name="T4">עיקר הוויכוח בין ימין לשמאל הוא מי יותר בעדי: השוק או הממשלה</text:span></text:p>
            <text:p text:style-name="P11"><text:span text:style-name="T4">יותר נכון לנסח זאת כך: מי עויין אותי פחות, השוק או הממשלה</text:span></text:p>
            <text:p text:style-name="P11"><text:span text:style-name="T4">התשובה המצערת: כנראה ששנייהם מאוד מרוחקים מהאינטרסים של האזרחים. בגלל המורכבות של המצב בכל נושא נמצא תשובה אחרת.</text:span></text:p>
            <text:p text:style-name="P11"><text:span text:style-name="T4">פתרונות קיצוניים לאחד הצדדים הם לא יותר מפנטזיה</text:span></text:p>
            <text:p text:style-name="P11"><text:span text:style-name="T4">מה שבאמת צריך הוא שחקן חדש שבאמת מייצג את הציבור. זה הציבור עצמו.</text:span></text:p>
          </draw:text-box>
        </draw:frame>
        <presentation:notes draw:style-name="dp2">
          <draw:page-thumbnail draw:name="Shape 104" draw:style-name="gr1" draw:layer="layout" svg:width="16.932cm" svg:height="9.524cm" svg:x="1.059cm" svg:y="1.905cm" draw:page-number="9" presentation:class="page"/>
          <draw:frame draw:name="Shape 105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דמוקרטיה ישירה מודרנית&#10;" draw:style-name="dp1" draw:master-page-name="Title_20_and_20_body" presentation:presentation-page-layout-name="AL2T1">
        <draw:frame draw:name="Shape 113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דמוקרטיה ישירה מודרנית</text:span><text:span text:style-name="T3"><text:line-break/></text:span><text:span text:style-name="T3"/></text:p>
          </draw:text-box>
        </draw:frame>
        <draw:frame draw:name="Shape 114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8"><text:span text:style-name="T4">אינה משאלי עם!</text:span></text:p>
            <text:p text:style-name="P8"><text:span text:style-name="T4">הציבור מעלה הצעות הכרעה ומכריע בפופוריות ביותר</text:span></text:p>
            <text:p text:style-name="P8"><text:span text:style-name="T4">אינה משאלי עם!</text:span></text:p>
            <text:p text:style-name="P8"><text:span text:style-name="T4">תהליך דינאמי תמידי</text:span></text:p>
            <text:p text:style-name="P8"><text:span text:style-name="T4">אינה משאלי עם!</text:span></text:p>
            <text:p text:style-name="P8"><text:span text:style-name="T4">הציבור לא "מחליט על הכל"</text:span></text:p>
            <text:p text:style-name="P8"><text:span text:style-name="T4">אינה משאלי עם!</text:span></text:p>
            <text:p text:style-name="P8"><text:span text:style-name="T4">הציבור כופה החלטות על הרשויות</text:span></text:p>
            <text:p text:style-name="P8"><text:span text:style-name="T4">אינה משאלי עם!</text:span></text:p>
            <text:p text:style-name="P8"><text:span text:style-name="T4">נשענת על טכנולוגיה מודרנית</text:span></text:p>
          </draw:text-box>
        </draw:frame>
        <presentation:notes draw:style-name="dp2">
          <draw:page-thumbnail draw:name="Shape 110" draw:style-name="gr1" draw:layer="layout" svg:width="16.932cm" svg:height="9.524cm" svg:x="1.059cm" svg:y="1.905cm" draw:page-number="10" presentation:class="page"/>
          <draw:frame draw:name="Shape 111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התנגדויות לדמוקרטיה ישירה מודרנית" draw:style-name="dp1" draw:master-page-name="Title_20_and_20_body" presentation:presentation-page-layout-name="AL2T1">
        <draw:frame draw:name="Shape 119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התנגדויות לדמוקרטיה ישירה מודרנית</text:span></text:p>
          </draw:text-box>
        </draw:frame>
        <draw:frame draw:name="Shape 120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8"><text:span text:style-name="T4">הציבור לא יודע מספיק</text:span></text:p>
            <text:p text:style-name="P8"><text:span text:style-name="T4">הציבור עסוק בענייני יום יום ועיניינים אישיים</text:span></text:p>
            <text:p text:style-name="P8"><text:span text:style-name="T4">החלטות סודיות</text:span></text:p>
            <text:p text:style-name="P8"><text:span text:style-name="T4">החלטות טכניות</text:span></text:p>
            <text:p text:style-name="P8"><text:span text:style-name="T4">"הם" לא יתנו לזה לקרות</text:span></text:p>
            <text:p text:style-name="P8"><text:span text:style-name="T4">הציבור מטומטם</text:span></text:p>
          </draw:text-box>
        </draw:frame>
        <presentation:notes draw:style-name="dp2">
          <draw:page-thumbnail draw:name="Shape 116" draw:style-name="gr1" draw:layer="layout" svg:width="16.932cm" svg:height="9.524cm" svg:x="1.059cm" svg:y="1.905cm" draw:page-number="11" presentation:class="page"/>
          <draw:frame draw:name="Shape 117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verage1" svg:font-family="Average"/>
    <style:font-face style:name="Oswald" svg:font-family="Oswald"/>
    <style:font-face style:name="Arial" svg:font-family="Arial" style:font-pitch="variable"/>
    <style:font-face style:name="Average" svg:font-family="Average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achlieli CLM1" svg:font-family="'Nachlieli CLM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37474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37474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37474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g draw:name="Shape 10">
        <draw:custom-shape draw:name="Shape 11" draw:style-name="Mgr3" draw:text-style-name="MP5" draw:layer="layout" svg:width="0.292cm" svg:height="0.292cm" svg:x="12.553cm" svg:y="7.932cm">
          <text:p><text:span text:style-name="M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2" draw:style-name="Mgr3" draw:text-style-name="MP5" draw:layer="layout" svg:width="0.292cm" svg:height="0.292cm" svg:x="13.023cm" svg:y="7.932cm">
          <text:p><text:span text:style-name="M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3" draw:style-name="Mgr3" draw:text-style-name="MP5" draw:layer="layout" svg:width="0.292cm" svg:height="0.292cm" svg:x="12.084cm" svg:y="7.932cm">
          <text:p><text:span text:style-name="M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Shape 14" presentation:style-name="Mpr1" draw:text-style-name="MP6" draw:layer="backgroundobjects" svg:width="21.67cm" svg:height="4.805cm" svg:x="1.865cm" svg:y="2.752cm" presentation:class="title" presentation:user-transformed="true">
        <draw:text-box>
          <text:p/>
        </draw:text-box>
      </draw:frame>
      <draw:frame draw:name="Shape 16" presentation:style-name="Mpr2" draw:text-style-name="MP8" draw:layer="backgroundobjects" svg:width="1.523cm" svg:height="1.092cm" svg:x="23.584cm" svg:y="13.00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21" presentation:style-name="Mpr5" draw:text-style-name="MP9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22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23" presentation:style-name="Mpr6" draw:text-style-name="MP8" draw:layer="backgroundobjects" svg:width="1.523cm" svg:height="1.092cm" svg:x="23.584cm" svg:y="13.00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76"/>
    <meta:generator>LibreOffice/5.1.4.2$Linux_X86_64 LibreOffice_project/10m0$Build-2</meta:generator>
  </office:meta>
</office:document-meta>
</file>